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paragraph-rsid="0008fd24" style:font-size-asian="12pt" style:font-size-complex="12pt"/>
    </style:style>
    <style:style style:name="P2" style:family="paragraph" style:parent-style-name="Text_20_body">
      <style:text-properties fo:font-size="12pt" officeooo:rsid="00247b6f" officeooo:paragraph-rsid="00247b6f" style:font-size-asian="12pt" style:font-size-complex="12pt"/>
    </style:style>
    <style:style style:name="P3" style:family="paragraph" style:parent-style-name="Text_20_body">
      <style:text-properties fo:font-size="12pt" officeooo:rsid="00247b6f" officeooo:paragraph-rsid="0025339c" style:font-size-asian="12pt" style:font-size-complex="12pt"/>
    </style:style>
    <style:style style:name="P4" style:family="paragraph" style:parent-style-name="Text_20_body">
      <style:text-properties fo:font-size="12pt" officeooo:rsid="0025339c" officeooo:paragraph-rsid="0025339c" style:font-size-asian="12pt" style:font-size-complex="12pt"/>
    </style:style>
    <style:style style:name="P5" style:family="paragraph" style:parent-style-name="Text_20_body">
      <style:text-properties officeooo:paragraph-rsid="001cdd64"/>
    </style:style>
    <style:style style:name="P6" style:family="paragraph" style:parent-style-name="Text_20_body">
      <style:text-properties officeooo:rsid="001f3442" officeooo:paragraph-rsid="001f3442"/>
    </style:style>
    <style:style style:name="P7" style:family="paragraph" style:parent-style-name="Standard">
      <style:text-properties officeooo:paragraph-rsid="001cdd64"/>
    </style:style>
    <style:style style:name="P8" style:family="paragraph" style:parent-style-name="Standard">
      <style:text-properties officeooo:paragraph-rsid="00114979"/>
    </style:style>
    <style:style style:name="T1" style:family="text">
      <style:text-properties officeooo:rsid="00247b6f"/>
    </style:style>
    <style:style style:name="T2" style:family="text">
      <style:text-properties officeooo:rsid="00214ed6"/>
    </style:style>
    <style:style style:name="T3" style:family="text">
      <style:text-properties officeooo:rsid="0025339c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es un agente programador profesional <text:span text:style-name="T1">y trader institucional de criptomonedas </text:span>con años de experiencia desarrollando indicadores para trading de criptomonedas. Necesito tu ayuda para hacer unos cambios en la watchlist que estamos haciendo.</text:p>
      <text:p text:style-name="P1">Revisa la documentación del proyecto para que tengas contexto. Analiza a profundidad su estructura, la lógica y formato visual. </text:p>
      <text:p text:style-name="P2">Ahora vamos a desarrollar un nuevo indicador que va a ser central en nuestra estrategia de trading. Está basado en el volume profile. Mira los dos indicadores que ya tenemos con ese perfil de volumen y revisa los pdf de trading donde se consignan las diversas estrategias que utilizan el volume profile.</text:p>
      <text:p text:style-name="P3">Lo que quiero con este indicador es que pueda detectar automáticamente las zonas de consolidación/rotación, donde el perfil de volumen es de forma D. Para esto hay que identificar tempranamente los momentos cuando la moneda entra en rango y al hacerlo, aplicar en ese rango de fechas (escala horizontal del gráfico) el volume profile y que lo grafique directamente en esa zona vertical (igual que el indicador <text:s/><text:span text:style-name="T2">VolumeProfileFixedRangeIndicator.js</text:span><text:span text:style-name="T3">)</text:span></text:p>
      <text:p text:style-name="P4">Aprende en los siguientes links sobre cómo son los mercados en rangos:</text:p>
      <text:p text:style-name="P4"><text:a xlink:type="simple" xlink:href="https://blueberrymarkets.com/market-analysis/what-is-a-ranging-market/" text:style-name="Internet_20_link" text:visited-style-name="Visited_20_Internet_20_Link">https://blueberrymarkets.com/market-analysis/what-is-a-ranging-market/</text:a></text:p>
      <text:p text:style-name="P4"><text:a xlink:type="simple" xlink:href="https://www.altrady.com/crypto-trading/smart-money-concept/market-structure-how-smart-money-operates-in-ranging-markets" text:style-name="Internet_20_link" text:visited-style-name="Visited_20_Internet_20_Link">https://www.altrady.com/crypto-trading/smart-money-concept/market-structure-how-smart-money-operates-in-ranging-markets</text:a></text:p>
      <text:p text:style-name="P4"><text:a xlink:type="simple" xlink:href="https://www.altrady.com/blog/crypto-trading-strategies/range-trading-strategy" text:style-name="Internet_20_link" text:visited-style-name="Visited_20_Internet_20_Link">https://www.altrady.com/blog/crypto-trading-strategies/range-trading-strategy</text:a></text:p>
      <text:p text:style-name="P5"><text:span text:style-name="T4">Es importante que pienses muy bien sobre las causas y soluciones. </text:span></text:p>
      <text:p text:style-name="P6">Antes de codificar dame un diagnóstico profesional con 3 soluciones viables y efectivas para poder tomar una decisión para avanzar.</text:p>
      <text:p text:style-name="P5">Las reglas de este proyecto son:</text:p>
      <text:p text:style-name="P5">1. hacer todo el trabajo con completa autonomía sin preguntarme. Sólo entrégame el código desarrollado completo y no escribas nada del código en el chat hasta que ya esté listo para poder ahorrar en cuanto al consumo porque se gasta muy rápido.</text:p>
      <text:p text:style-name="P5">2. No cambies nada del formato visual porque tardamos mucho en cuadrarlo.</text:p>
      <text:p text:style-name="P5">3. Nunca me mientas. Si no puedes hacer algo me debes informar y ser completamente honesto.</text:p>
      <text:p text:style-name="P5">4. Prefiero calidad sobre velocidad de trabajo. Que el código quede sin errores, desarrolla, prueba e itera por tu cuenta. Muéstrame el código ya pulido.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4:04:17.760016500</meta:creation-date>
    <dc:date>2025-11-10T09:58:28.037206800</dc:date>
    <meta:editing-duration>P1DT3H27M40S</meta:editing-duration>
    <meta:editing-cycles>24</meta:editing-cycles>
    <meta:generator>LibreOffice/25.2.6.2$Windows_X86_64 LibreOffice_project/729c5bfe710f5eb71ed3bbde9e06a6065e9c6c5d</meta:generator>
    <meta:print-date>2025-11-07T13:13:05.726401800</meta:print-date>
    <meta:printed-by>Archivos PDF</meta:printed-by>
    <meta:document-statistic meta:table-count="0" meta:image-count="0" meta:object-count="0" meta:page-count="1" meta:paragraph-count="15" meta:word-count="319" meta:character-count="2243" meta:non-whitespace-character-count="1936"/>
  </office:meta>
</office:document-meta>
</file>